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Heading_20_2">
      <style:text-properties style:font-name="Times New Roman" fo:font-size="12pt" style:font-size-asian="12pt" style:font-size-complex="12pt"/>
    </style:style>
    <style:style style:name="P10" style:family="paragraph" style:parent-style-name="Heading_20_1">
      <style:text-properties style:font-name="Times New Roman" fo:font-size="14pt" style:font-size-asian="14pt" style:font-size-complex="14pt"/>
    </style:style>
    <style:style style:name="P11" style:family="paragraph" style:parent-style-name="Heading_20_1">
      <style:text-properties fo:font-size="14pt" style:font-size-asian="14pt" style:font-size-complex="14pt"/>
    </style:style>
    <style:style style:name="P12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weight="bold" style:font-weight-asian="bold" style:font-weight-complex="bold"/>
    </style:style>
    <style:style style:name="P13" style:family="paragraph" style:parent-style-name="Standard" style:list-style-name="WW8Num7"/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Standard" style:list-style-name="L3"/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emória Virtual<text:line-break/>Caso de Uso: Busca Simples</text:p>
      <text:h text:style-name="P10" text:outline-level="1">Breve Descrição</text:h>
      <text:p text:style-name="P7">O caso de uso Busca Simples permite a realização de pesquisa dos dados cadastrados na base de dados do sistema,ou seja a busca e exibição de bens e instituições.</text:p>
      <text:h text:style-name="P10" text:outline-level="1">Breve Descrição dos Atores</text:h>
      <text:h text:style-name="P8" text:outline-level="2">Usuário-Comum: realiza busca simples, ou seja, tem acesso a base de dados somente para a pesquisa de dados que estejam disponíveis no sistema.</text:h>
      <text:h text:style-name="P10" text:outline-level="1">Pré-Condições</text:h>
      <text:p text:style-name="Standard">Para o usuário comum não é requisitada nenhuma pré-condição de acesso.</text:p>
      <text:h text:style-name="P10" text:outline-level="1">Fluxo Básico de Eventos</text:h>
      <text:list xml:id="list30660192" text:style-name="WW8Num7">
        <text:list-header>
          <text:p text:style-name="P13">4. 1 O usuário entra no sistema e vai até o ícone de busca;</text:p>
          <text:p text:style-name="P13">4.2 <text:s/>Digita a pesquisa desejada;</text:p>
          <text:p text:style-name="P13">4.3 Submete a pesquisa;</text:p>
        </text:list-header>
      </text:list>
      <text:list xml:id="list30632143" text:style-name="L1">
        <text:list-header>
          <text:p text:style-name="P14">4.4 O sistema avalia a requisição do usuário e retorna o resultado;</text:p>
          <text:p text:style-name="P14">4.5 O sistema exibe o resultado da pesquisa;</text:p>
          <text:p text:style-name="P14">4.6 O usuário finaliza a operação de busca;</text:p>
          <text:p text:style-name="P14">4.7 O sistema retorna para a página inicial.</text:p>
        </text:list-header>
      </text:list>
      <text:h text:style-name="P10" text:outline-level="1">Fluxos Alternativos</text:h>
      <text:h text:style-name="P9" text:outline-level="2">Fluxo Alternativo 1</text:h>
      <text:p text:style-name="Standard">Se 4.4 falhar então</text:p>
      <text:list xml:id="list30647185" text:style-name="L2">
        <text:list-item>
          <text:list>
            <text:list-item>
              <text:list>
                <text:list-item>
                  <text:p text:style-name="P15">o sistema retorna uma mensagem de erro;</text:p>
                </text:list-item>
                <text:list-item>
                  <text:p text:style-name="P15">retorna para o passo 4.7.</text:p>
                </text:list-item>
              </text:list>
            </text:list-item>
          </text:list>
        </text:list-item>
      </text:list>
      <text:p text:style-name="P6"/>
      <text:h text:style-name="P10" text:outline-level="1">Cenários</text:h>
      <text:h text:style-name="P9" text:outline-level="2">Cenário de Busca</text:h>
      <text:list xml:id="list31128273" text:continue-list="list30660192" text:style-name="WW8Num7">
        <text:list-header>
          <text:p text:style-name="P13">6. 1.O usuário vai até o ícone de busca;</text:p>
          <text:p text:style-name="P13">6.2. Digita a pesquisa desejada;</text:p>
          <text:p text:style-name="P13">6.3. Submete a pesquisa;</text:p>
          <text:p text:style-name="P13">6.4 O sistema avalia e retorna o resultado;</text:p>
          <text:p text:style-name="P13">6.5 O sistema exibe o resultado da pesquisa.</text:p>
        </text:list-header>
      </text:list>
      <text:h text:style-name="P11" text:outline-level="1">Pós-Condições</text:h>
      <text:p text:style-name="Standard"><text:tab/><text:tab/>7.1 O usuário visualiza os resultados;</text:p>
      <text:p text:style-name="Standard"><text:tab/><text:tab/>7.2 <text:s/>pode finalizar o acesso ;</text:p>
      <text:p text:style-name="Standard"><text:tab/><text:tab/>7.3 pode <text:s/>fazer nova busca.</text:p>
      <text:h text:style-name="P11" text:outline-level="1"><text:soft-page-break/>Requisitos Especiais</text:h>
      <text:p text:style-name="Standard"><text:s text:c="4"/><text:tab/> <text:s text:c="3"/>8.1 Requisitos básicos para a visualização das imagens e conteúdo;</text:p>
      <text:list xml:id="list30601458" text:style-name="L3">
        <text:list-item>
          <text:list>
            <text:list-header>
              <text:p text:style-name="P16">8.2 Requisitos mínimos para a execução do sistema;</text:p>
              <text:p text:style-name="P16">8.3 Conhecimentos básicos sobre o funcionamento do sistema.</text:p>
            </text:list-header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1">
            <table:table-cell table:style-name="Tabela2.A1" office:value-type="string">
              <text:p text:style-name="MP1">Especificação do caso de uso: Busca simples</text:p>
            </table:table-cell>
            <table:table-cell table:style-name="Tabela2.B1" office:value-type="string">
              <text:p text:style-name="MP1"><text:s text:c="2"/>Data: <text:s/>13/03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/>
            </table:table-cell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><text:span text:style-name="MT1">Page </text:span><text:span text:style-name="Page_20_Number"><text:span text:style-name="MT1"><text:page-number text:select-page="current">2</text:page-number></text:span></text:span><text:span text:style-name="Page_20_Number"><text:span text:style-name="MT1"> of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3-13T08:57:29.36</meta:creation-date>
    <meta:editing-cycles>8</meta:editing-cycles>
    <meta:editing-duration>PT00H39M06S</meta:editing-duration>
    <dc:date>2010-03-16T11:00:01.95</dc:date>
    <meta:generator>BrOffice.org/3.2$Win32 OpenOffice.org_project/320m12$Build-9483</meta:generator>
    <meta:document-statistic meta:table-count="2" meta:image-count="0" meta:object-count="0" meta:page-count="2" meta:paragraph-count="39" meta:word-count="273" meta:character-count="1557"/>
  </office:meta>
</office:document-meta>
</file>